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fo:language="es" fo:country="AR" officeooo:rsid="000e3195" officeooo:paragraph-rsid="000e3195" style:font-size-asian="18pt" style:font-size-complex="18pt"/>
    </style:style>
    <style:style style:name="P2" style:family="paragraph" style:parent-style-name="Standard">
      <style:text-properties fo:font-size="18pt" fo:language="es" fo:country="AR" officeooo:rsid="000e3195" officeooo:paragraph-rsid="000fd60d" style:font-size-asian="18pt" style:font-size-complex="18pt"/>
    </style:style>
    <style:style style:name="P3" style:family="paragraph" style:parent-style-name="Standard">
      <style:text-properties fo:font-size="18pt" fo:language="es" fo:country="AR" officeooo:rsid="000e3195" officeooo:paragraph-rsid="00105edd" style:font-size-asian="18pt" style:font-size-complex="18pt"/>
    </style:style>
    <style:style style:name="P4" style:family="paragraph" style:parent-style-name="Standard">
      <style:text-properties fo:font-size="18pt" fo:language="es" fo:country="AR" officeooo:rsid="000e3195" officeooo:paragraph-rsid="00106fa9" style:font-size-asian="18pt" style:font-size-complex="18pt"/>
    </style:style>
    <style:style style:name="P5" style:family="paragraph" style:parent-style-name="Standard">
      <style:text-properties fo:font-size="18pt" fo:language="es" fo:country="AR" officeooo:rsid="00106fa9" officeooo:paragraph-rsid="00106fa9" style:font-size-asian="18pt" style:font-size-complex="18pt"/>
    </style:style>
    <style:style style:name="P6" style:family="paragraph" style:parent-style-name="Standard">
      <style:text-properties fo:language="es" fo:country="AR" officeooo:rsid="000e3195" officeooo:paragraph-rsid="000e3195"/>
    </style:style>
    <style:style style:name="P7" style:family="paragraph" style:parent-style-name="Standard">
      <style:text-properties fo:language="es" fo:country="AR" officeooo:rsid="000fd60d" officeooo:paragraph-rsid="000fd60d"/>
    </style:style>
    <style:style style:name="P8" style:family="paragraph" style:parent-style-name="Standard">
      <style:text-properties fo:font-size="13pt" fo:language="es" fo:country="AR" officeooo:rsid="000e3195" officeooo:paragraph-rsid="000fd60d" style:font-size-asian="11.3500003814697pt" style:font-size-complex="13pt"/>
    </style:style>
    <style:style style:name="P9" style:family="paragraph" style:parent-style-name="Standard">
      <style:text-properties fo:font-size="13pt" fo:language="es" fo:country="AR" officeooo:rsid="000e3195" officeooo:paragraph-rsid="00105edd" style:font-size-asian="11.3500003814697pt" style:font-size-complex="13pt"/>
    </style:style>
    <style:style style:name="P10" style:family="paragraph" style:parent-style-name="Standard">
      <style:text-properties fo:font-size="12pt" fo:language="es" fo:country="AR" officeooo:rsid="000fd60d" officeooo:paragraph-rsid="000fd60d" style:font-size-asian="10.5pt" style:font-size-complex="12pt"/>
    </style:style>
    <style:style style:name="P11" style:family="paragraph" style:parent-style-name="Standard">
      <style:text-properties fo:font-size="12pt" fo:language="es" fo:country="AR" officeooo:rsid="000fd60d" officeooo:paragraph-rsid="00105edd" style:font-size-asian="10.5pt" style:font-size-complex="12pt"/>
    </style:style>
    <style:style style:name="P12" style:family="paragraph" style:parent-style-name="Standard">
      <style:text-properties fo:font-size="12pt" fo:language="es" fo:country="AR" officeooo:rsid="00105edd" officeooo:paragraph-rsid="00105edd" style:font-size-asian="10.5pt" style:font-size-complex="12pt"/>
    </style:style>
    <style:style style:name="P13" style:family="paragraph" style:parent-style-name="Standard">
      <style:text-properties fo:font-size="10pt" fo:language="es" fo:country="AR" officeooo:rsid="0011fdf5" officeooo:paragraph-rsid="0011fdf5" style:font-size-asian="10pt" style:font-size-complex="10pt"/>
    </style:style>
    <style:style style:name="P14" style:family="paragraph" style:parent-style-name="Standard">
      <style:text-properties fo:font-size="11pt" fo:language="es" fo:country="AR" officeooo:rsid="0011fdf5" officeooo:paragraph-rsid="0011fdf5" style:font-size-asian="11pt" style:font-size-complex="11pt"/>
    </style:style>
    <style:style style:name="P15" style:family="paragraph" style:parent-style-name="Standard">
      <style:text-properties fo:font-size="11pt" fo:language="es" fo:country="AR" officeooo:rsid="0011fdf5" officeooo:paragraph-rsid="0011fdf5" style:font-size-asian="9.60000038146973pt" style:font-size-complex="11pt"/>
    </style:style>
    <style:style style:name="T1" style:family="text">
      <style:text-properties officeooo:rsid="000fd60d"/>
    </style:style>
    <style:style style:name="T2" style:family="text">
      <style:text-properties officeooo:rsid="00105edd"/>
    </style:style>
    <style:style style:name="T3" style:family="text">
      <style:text-properties fo:font-size="15pt" style:font-size-asian="15pt" style:font-size-complex="15pt"/>
    </style:style>
    <style:style style:name="T4" style:family="text">
      <style:text-properties fo:font-size="15pt" officeooo:rsid="00105edd" style:font-size-asian="15pt" style:font-size-complex="15pt"/>
    </style:style>
    <style:style style:name="T5" style:family="text">
      <style:text-properties fo:font-size="15pt" officeooo:rsid="00106fa9" style:font-size-asian="15pt" style:font-size-complex="15pt"/>
    </style:style>
    <style:style style:name="T6" style:family="text">
      <style:text-properties officeooo:rsid="00106f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cion e implementacion:</text:p>
      <text:p text:style-name="P6"/>
      <text:p text:style-name="P6">El objetivo del trabajo es realizar un programa en lenguaje C que lea palabras de una archivo y guarde en otro archivo unicamente aquellas palabras que sean palindromos. Para ello, dividimos el programa en tres funciones. La funcion principal, main, se encargara de la logica de leer los parametros de entrada, el manejo de los archivos, y del bucle principal, que consiste en leer una palabra del archivo de entrada, comprobar si es palindromo y escribirla en el archivo de salida si corresponde. <text:span text:style-name="T1">Si algun archivo no se puede abrir, o no se pasaron correctamente los parametros, el programa mostrara un mensaje de error en el archivo stderr y finalizara con un codigo de error.</text:span></text:p>
      <text:p text:style-name="P7">Luego, habra una funcion leer_palabra que se encarga de leer una palabra del archivo. Debido a las limitaciones de lo que se considera palabra, y a que no hay limitacion con respecto a cantidad de letras de una palabra, lo que hacemos es leer carácter por carácter, guardandolos en un vector alojado en memoria dinamica que se ira redimensionando a medida que sea necesario.</text:p>
      <text:p text:style-name="P7">Por ultimo, la funcion es_capicua, que se encarga de comprobar si la palabra es o no un palindromo, y devuelve un valor booleano según corresponda.</text:p>
      <text:p text:style-name="P7"/>
      <text:p text:style-name="P7"/>
      <text:p text:style-name="P2"><text:span text:style-name="T1">Comandos para compilacion</text:span>:</text:p>
      <text:p text:style-name="P8"/>
      <text:p text:style-name="P10">Para compilar el programa, tanto en Linux como en NetBSD utilizamos el siguiente comando:</text:p>
      <text:p text:style-name="P10"/>
      <text:p text:style-name="P10">$ gcc -Wall -o tp0 tp0.c</text:p>
      <text:p text:style-name="P10"/>
      <text:p text:style-name="P10">Para obtener el codigo MIPS32 generado por el compilador utilizamos el siguiente comando en el sistema operativo NetBSD:</text:p>
      <text:p text:style-name="P10"/>
      <text:p text:style-name="P10">$ gcc -Wall -O0 -S -mrnames tp0.c</text:p>
      <text:p text:style-name="P10"/>
      <text:p text:style-name="P10"/>
      <text:p text:style-name="P3"><text:span text:style-name="T2">Pruebas</text:span>:</text:p>
      <text:p text:style-name="P9"/>
      <text:p text:style-name="P12">Para probar el programa utilizamos un archivo de texto ‘entrada.txt’ que contiene un conjunto de palabras con combinaciones de letras, numeros y guiones y mezclando mayusculas y minusculas.</text:p>
      <text:p text:style-name="P12">Luego tenemos otro archivo, ‘resultado.txt’ que es lo que se espera que devuelva el programa al ejecutarse con ese archivo de entrada. Para comprobar el resultado, utilizamos el siguiente comando:</text:p>
      <text:p text:style-name="P12"/>
      <text:p text:style-name="P11">$ <text:span text:style-name="T2">diff salida.txt resultado.txt</text:span></text:p>
      <text:p text:style-name="P11"/>
      <text:p text:style-name="P12">que si no muestra nada significa que ambos archivos son iguales, y que por lo tanto el programa funciona correctamente.</text:p>
      <text:p text:style-name="P12"/>
      <text:p text:style-name="P4"><text:span text:style-name="T2"><text:tab/>e</text:span><text:span text:style-name="T5">ntrada.txt</text:span><text:span text:style-name="T3">:</text:span></text:p>
      <text:p text:style-name="P13">Pruebas varias:</text:p>
      <text:p text:style-name="P13">aaa <text:s text:c="4"/>pelota hola como estas</text:p>
      <text:p text:style-name="P13"/>
      <text:p text:style-name="P13">pepep aaaaaaaaaaaaaaa aaaaaaaaaaaaaaaa</text:p>
      <text:p text:style-name="P13">_aa_</text:p>
      <text:p text:style-name="P13"/>
      <text:p text:style-name="P13">_aAAa_</text:p>
      <text:p text:style-name="P13">-a-a-</text:p>
      <text:p text:style-name="P13">-a-a</text:p>
      <text:p text:style-name="P13"><text:soft-page-break/>Neuquen</text:p>
      <text:p text:style-name="P13">-Neuquen- <text:s text:c="2"/>neu%q%uen</text:p>
      <text:p text:style-name="P13"/>
      <text:p text:style-name="P13">1234321 <text:s text:c="2"/>?123?123abc4cba321</text:p>
      <text:p text:style-name="P13"/>
      <text:p text:style-name="P13">Prueba del enunciado:</text:p>
      <text:p text:style-name="P13"/>
      <text:p text:style-name="P13">Somos los primeros en completar el TP 0.</text:p>
      <text:p text:style-name="P13">Ojo que La fecha de entrega del TP0 es el martes 12 de septiembre.</text:p>
      <text:p text:style-name="P13"/>
      <text:p text:style-name="P13">Palabras largas mezcladas:</text:p>
      <text:p text:style-name="P13"/>
      <text:p text:style-name="P13">abcdefghijklmnopqrstuvwxyz0123456789_---_9876543210zyxwvutsrqponmlkjihgfedcba??==</text:p>
      <text:p text:style-name="P13">ABCDEFGHIJKLMnopqrstuvwxyz0123456789_---_9876543210zyxwvutsrqponmlkjihgfedcba??==</text:p>
      <text:p text:style-name="P13">EstoesUnPalindromoOMOrdnilapNUSEOTse.........EStono</text:p>
      <text:p text:style-name="P13"/>
      <text:p text:style-name="P13">Pruebas de guiones <text:s/>guiones bajos:</text:p>
      <text:p text:style-name="P13"/>
      <text:p text:style-name="P13">__--__???????######$$$$_-_-_@@@@@-_-__-_-! <text:s text:c="3"/>---___</text:p>
      <text:p text:style-name="P13"/>
      <text:p text:style-name="P13">Pruebas de palabras de una letra:</text:p>
      <text:p text:style-name="P13"/>
      <text:p text:style-name="P13">a <text:s text:c="2"/>%%% % 1 2 ^4^ - _ C D</text:p>
      <text:p text:style-name="P13">b <text:s/>! @ # $ % ^ &amp; * ( ) = + \</text:p>
      <text:p text:style-name="P13">c</text:p>
      <text:p text:style-name="P13">d</text:p>
      <text:p text:style-name="P13"/>
      <text:p text:style-name="P13">Pruebas solo mayusculas:</text:p>
      <text:p text:style-name="P13"/>
      <text:p text:style-name="P13">AAA ABCDEDCBA <text:s text:c="2"/>ABC123--321CBA <text:s/>WXXW</text:p>
      <text:p text:style-name="P13"/>
      <text:p text:style-name="P13">PALINDROMO <text:s/>-ABCB-</text:p>
      <text:p text:style-name="P4"><text:span text:style-name="T3"/></text:p>
      <text:p text:style-name="P4"><text:span text:style-name="T3"><text:tab/></text:span><text:span text:style-name="T5">resultado.txt</text:span><text:span text:style-name="T3">:</text:span></text:p>
      <text:p text:style-name="P13">aaa</text:p>
      <text:p text:style-name="P13">pepep</text:p>
      <text:p text:style-name="P13">aaaaaaaaaaaaaaa</text:p>
      <text:p text:style-name="P13">aaaaaaaaaaaaaaaa</text:p>
      <text:p text:style-name="P13">_aa_</text:p>
      <text:p text:style-name="P13">_aAAa_</text:p>
      <text:p text:style-name="P13">-a-a-</text:p>
      <text:p text:style-name="P13">Neuquen</text:p>
      <text:p text:style-name="P13">-Neuquen-</text:p>
      <text:p text:style-name="P13">q</text:p>
      <text:p text:style-name="P13">1234321</text:p>
      <text:p text:style-name="P13">123abc4cba321</text:p>
      <text:p text:style-name="P13">Somos</text:p>
      <text:p text:style-name="P13">0</text:p>
      <text:p text:style-name="P13">Ojo</text:p>
      <text:p text:style-name="P13">abcdefghijklmnopqrstuvwxyz0123456789_---_9876543210zyxwvutsrqponmlkjihgfedcba</text:p>
      <text:p text:style-name="P13">ABCDEFGHIJKLMnopqrstuvwxyz0123456789_---_9876543210zyxwvutsrqponmlkjihgfedcba</text:p>
      <text:p text:style-name="P13">EstoesUnPalindromoOMOrdnilapNUSEOTse</text:p>
      <text:p text:style-name="P13">__--__</text:p>
      <text:p text:style-name="P13">_-_-_</text:p>
      <text:p text:style-name="P13">-_-__-_-</text:p>
      <text:p text:style-name="P13">a</text:p>
      <text:p text:style-name="P13">1</text:p>
      <text:p text:style-name="P13">2</text:p>
      <text:p text:style-name="P13">4</text:p>
      <text:p text:style-name="P13">-</text:p>
      <text:p text:style-name="P13">_</text:p>
      <text:p text:style-name="P13">C</text:p>
      <text:p text:style-name="P13"><text:soft-page-break/>D</text:p>
      <text:p text:style-name="P13">b</text:p>
      <text:p text:style-name="P13">c</text:p>
      <text:p text:style-name="P13">d</text:p>
      <text:p text:style-name="P13">AAA</text:p>
      <text:p text:style-name="P13">ABCDEDCBA</text:p>
      <text:p text:style-name="P13">ABC123--321CBA</text:p>
      <text:p text:style-name="P13">WXXW</text:p>
      <text:p text:style-name="P4"><text:span text:style-name="T3"/></text:p>
      <text:p text:style-name="P4"><text:span text:style-name="T6">Codigo fuente</text:span>:</text:p>
      <text:p text:style-name="P4"/>
      <text:p text:style-name="P14">#include &lt;stdio.h&gt;</text:p>
      <text:p text:style-name="P14">#include &lt;string.h&gt;</text:p>
      <text:p text:style-name="P14">#include &lt;stdbool.h&gt;</text:p>
      <text:p text:style-name="P14">#include &lt;stdlib.h&gt;</text:p>
      <text:p text:style-name="P14">#include &lt;ctype.h&gt;</text:p>
      <text:p text:style-name="P14">#define TAM 10</text:p>
      <text:p text:style-name="P14"/>
      <text:p text:style-name="P14"/>
      <text:p text:style-name="P14">char * leer_palabra(FILE* archivo, int* longitud){</text:p>
      <text:p text:style-name="P14"><text:tab/>char* palabra = realloc(NULL,TAM);</text:p>
      <text:p text:style-name="P14"><text:tab/>int len = 0;</text:p>
      <text:p text:style-name="P14"><text:tab/>while(true){</text:p>
      <text:p text:style-name="P14"><text:tab/><text:tab/>int c = fgetc(archivo);</text:p>
      <text:p text:style-name="P14"><text:tab/><text:tab/>if((c&gt;=48 &amp;&amp; c&lt;=57) ||(c&gt;=65 &amp;&amp; c&lt;=90) || (c&gt;=97 &amp;&amp; c&lt;=122) || (c == 95) || (c == 45)){</text:p>
      <text:p text:style-name="P14"><text:tab/><text:tab/><text:tab/>palabra[len] = c;</text:p>
      <text:p text:style-name="P14"><text:tab/><text:tab/><text:tab/>len ++;</text:p>
      <text:p text:style-name="P14"><text:tab/><text:tab/><text:tab/>if (len % TAM == 0){</text:p>
      <text:p text:style-name="P14"><text:tab/><text:tab/><text:tab/><text:tab/>palabra = realloc(palabra, TAM + len);</text:p>
      <text:p text:style-name="P14"><text:tab/><text:tab/><text:tab/>}</text:p>
      <text:p text:style-name="P14"><text:tab/><text:tab/>}</text:p>
      <text:p text:style-name="P14"><text:tab/><text:tab/>else{</text:p>
      <text:p text:style-name="P14"><text:tab/><text:tab/><text:tab/>palabra[len] = '\0';</text:p>
      <text:p text:style-name="P14"><text:tab/><text:tab/><text:tab/>*longitud = len;</text:p>
      <text:p text:style-name="P14"><text:tab/><text:tab/><text:tab/>return palabra;</text:p>
      <text:p text:style-name="P14"><text:tab/><text:tab/>}</text:p>
      <text:p text:style-name="P14"><text:tab/>}</text:p>
      <text:p text:style-name="P14">}</text:p>
      <text:p text:style-name="P14"/>
      <text:p text:style-name="P14">bool es_capicua(char* palabra, int len){</text:p>
      <text:p text:style-name="P14"><text:tab/>if (len == 0){</text:p>
      <text:p text:style-name="P14"><text:tab/><text:tab/>return false;</text:p>
      <text:p text:style-name="P14"><text:tab/>}</text:p>
      <text:p text:style-name="P14"><text:tab/>int inicio = 0;</text:p>
      <text:p text:style-name="P14"><text:tab/>int final = len - 1;</text:p>
      <text:p text:style-name="P14"><text:tab/>while(inicio &lt; final){</text:p>
      <text:p text:style-name="P14"><text:tab/><text:tab/>if (tolower((unsigned char)palabra[inicio]) != tolower((unsigned char)palabra[final])){</text:p>
      <text:p text:style-name="P14"><text:tab/><text:tab/><text:tab/>return false;</text:p>
      <text:p text:style-name="P14"><text:tab/><text:tab/>}</text:p>
      <text:p text:style-name="P14"><text:tab/><text:tab/>inicio++;</text:p>
      <text:p text:style-name="P14"><text:tab/><text:tab/>final--;</text:p>
      <text:p text:style-name="P14"><text:tab/>}</text:p>
      <text:p text:style-name="P14"><text:tab/>return true;</text:p>
      <text:p text:style-name="P14">}</text:p>
      <text:p text:style-name="P14"/>
      <text:p text:style-name="P14">int main(int argc, char* argv[]){</text:p>
      <text:p text:style-name="P14"><text:soft-page-break/><text:tab/>FILE* entrada = stdin;</text:p>
      <text:p text:style-name="P14"><text:tab/>FILE* salida = stdout;</text:p>
      <text:p text:style-name="P14"><text:tab/>char* parametro;</text:p>
      <text:p text:style-name="P14"><text:tab/></text:p>
      <text:p text:style-name="P14"><text:tab/>int i;</text:p>
      <text:p text:style-name="P14"><text:tab/>for (i = 1; i &lt; argc; i += 2){</text:p>
      <text:p text:style-name="P14"><text:tab/><text:tab/>if (strcmp(argv[i],"-i") == 0){</text:p>
      <text:p text:style-name="P14"><text:tab/><text:tab/><text:tab/>if (i + 1 &gt;= argc){</text:p>
      <text:p text:style-name="P14"><text:tab/><text:tab/><text:tab/><text:tab/>fputs("Debe indicar un archivo de entrada luego de -i\n", stderr);</text:p>
      <text:p text:style-name="P14"><text:tab/><text:tab/><text:tab/><text:tab/>return 2;</text:p>
      <text:p text:style-name="P14"><text:tab/><text:tab/><text:tab/>}</text:p>
      <text:p text:style-name="P14"><text:tab/><text:tab/><text:tab/>parametro = argv[i + 1];</text:p>
      <text:p text:style-name="P14"><text:tab/><text:tab/><text:tab/>if (strcmp(parametro,"-") != 0){</text:p>
      <text:p text:style-name="P14"><text:tab/><text:tab/><text:tab/><text:tab/>entrada = fopen(argv[i + 1], "r");</text:p>
      <text:p text:style-name="P14"><text:tab/><text:tab/><text:tab/><text:tab/>if (!entrada){</text:p>
      <text:p text:style-name="P14"><text:tab/><text:tab/><text:tab/><text:tab/><text:tab/>fputs("El archivo de entrada no pudo abrirse\n", stderr);</text:p>
      <text:p text:style-name="P14"><text:tab/><text:tab/><text:tab/><text:tab/><text:tab/>return 1;</text:p>
      <text:p text:style-name="P14"><text:tab/><text:tab/><text:tab/><text:tab/>}</text:p>
      <text:p text:style-name="P14"><text:tab/><text:tab/><text:tab/>}</text:p>
      <text:p text:style-name="P14"><text:tab/><text:tab/>}</text:p>
      <text:p text:style-name="P14"><text:tab/><text:tab/>else if (strcmp(argv[i],"-o") == 0){</text:p>
      <text:p text:style-name="P14"><text:tab/><text:tab/><text:tab/>if (i + 1 &gt;= argc){</text:p>
      <text:p text:style-name="P14"><text:tab/><text:tab/><text:tab/><text:tab/>fputs("Debe indicar un archivo de salida luego de -o\n", stderr);</text:p>
      <text:p text:style-name="P14"><text:tab/><text:tab/><text:tab/><text:tab/>return 2;</text:p>
      <text:p text:style-name="P14"><text:tab/><text:tab/><text:tab/>}</text:p>
      <text:p text:style-name="P14"><text:tab/><text:tab/><text:tab/>parametro = argv[i + 1];</text:p>
      <text:p text:style-name="P14"><text:tab/><text:tab/><text:tab/>if (strcmp(parametro,"-") != 0){</text:p>
      <text:p text:style-name="P14"><text:tab/><text:tab/><text:tab/><text:tab/>salida = fopen(argv[i + 1], "w");</text:p>
      <text:p text:style-name="P14"><text:tab/><text:tab/><text:tab/><text:tab/>if (!salida){</text:p>
      <text:p text:style-name="P14"><text:tab/><text:tab/><text:tab/><text:tab/><text:tab/>fputs("El archivo de salida no pudo abrirse\n", stderr);</text:p>
      <text:p text:style-name="P14"><text:tab/><text:tab/><text:tab/><text:tab/><text:tab/>return 1;</text:p>
      <text:p text:style-name="P14"><text:tab/><text:tab/><text:tab/><text:tab/>}</text:p>
      <text:p text:style-name="P14"><text:tab/><text:tab/><text:tab/>}</text:p>
      <text:p text:style-name="P14"><text:tab/><text:tab/>}</text:p>
      <text:p text:style-name="P14"><text:tab/><text:tab/>else if (strcmp(argv[i],"-V") == 0){</text:p>
      <text:p text:style-name="P14"><text:tab/><text:tab/><text:tab/>fprintf(stdout, "TP0 version 1.0001\n");</text:p>
      <text:p text:style-name="P14"><text:tab/><text:tab/><text:tab/>return 0;</text:p>
      <text:p text:style-name="P14"><text:tab/><text:tab/>}</text:p>
      <text:p text:style-name="P14"><text:tab/><text:tab/>else if (strcmp(argv[i],"-h") == 0){</text:p>
      <text:p text:style-name="P14"><text:tab/><text:tab/><text:tab/>fprintf(stdout, "Usage:\n\ntp0 -h\ntp0 -V\ntp0 [options]\n\nOptions:\n-V, --version <text:s/>Print version and quit.\n-h, --help <text:s text:c="2"/>Print this information.\n-i, --input <text:s text:c="2"/>Location of the input file.\n-o, --output <text:s text:c="2"/>Location of the output file.\n\nExample:\ntp0 -i ~/input -o ~/output\n");</text:p>
      <text:p text:style-name="P14"><text:tab/><text:tab/><text:tab/>return 0;</text:p>
      <text:p text:style-name="P14"><text:tab/><text:tab/>}</text:p>
      <text:p text:style-name="P14"><text:tab/>}</text:p>
      <text:p text:style-name="P14"><text:tab/></text:p>
      <text:p text:style-name="P14"><text:tab/>char* palabra;</text:p>
      <text:p text:style-name="P14"><text:tab/>int len;</text:p>
      <text:p text:style-name="P14"><text:tab/>while(!feof(entrada)){</text:p>
      <text:p text:style-name="P14"><text:tab/><text:tab/>palabra = leer_palabra(entrada, &amp;len);</text:p>
      <text:p text:style-name="P14"><text:tab/><text:tab/>if (es_capicua(palabra, len)){</text:p>
      <text:p text:style-name="P14"><text:tab/><text:tab/><text:tab/>fprintf(salida, "%s\n", palabra);</text:p>
      <text:p text:style-name="P14"><text:tab/><text:tab/>}</text:p>
      <text:p text:style-name="P14"><text:tab/><text:tab/>free (palabra);</text:p>
      <text:p text:style-name="P14"><text:tab/>}</text:p>
      <text:p text:style-name="P14"><text:tab/></text:p>
      <text:p text:style-name="P14"><text:tab/>fclose(entrada);</text:p>
      <text:p text:style-name="P14"><text:soft-page-break/><text:tab/>fclose(salida);</text:p>
      <text:p text:style-name="P14"><text:tab/></text:p>
      <text:p text:style-name="P14"><text:tab/>return 0;</text:p>
      <text:p text:style-name="P14">}</text:p>
      <text:p text:style-name="P4"/>
      <text:p text:style-name="P4"><text:span text:style-name="T6">Codigo MIPS32</text:span>:</text:p>
      <text:p text:style-name="P4"/>
      <text:p text:style-name="P15"><text:tab/>.file<text:tab/>1 "tp0.c"</text:p>
      <text:p text:style-name="P15"><text:tab/>.section .mdebug.abi32</text:p>
      <text:p text:style-name="P15"><text:tab/>.previous</text:p>
      <text:p text:style-name="P15"><text:tab/>.abicalls</text:p>
      <text:p text:style-name="P15"><text:tab/>.text</text:p>
      <text:p text:style-name="P15"><text:tab/>.align<text:tab/>2</text:p>
      <text:p text:style-name="P15"><text:tab/>.globl<text:tab/>leer_palabra</text:p>
      <text:p text:style-name="P15"><text:tab/>.ent<text:tab/>leer_palabra</text:p>
      <text:p text:style-name="P15">leer_palabra:</text:p>
      <text:p text:style-name="P15"><text:tab/>.frame<text:tab/>$fp,56,$ra<text:tab/><text:tab/># vars= 16, regs= 3/0, args= 16, extra= 8</text:p>
      <text:p text:style-name="P15"><text:tab/>.mask<text:tab/>0xd0000000,-8</text:p>
      <text:p text:style-name="P15"><text:tab/>.fmask<text:tab/>0x00000000,0</text:p>
      <text:p text:style-name="P15"><text:tab/>.set<text:tab/>noreorder</text:p>
      <text:p text:style-name="P15"><text:tab/>.cpload<text:tab/>$t9</text:p>
      <text:p text:style-name="P15"><text:tab/>.set<text:tab/>reorder</text:p>
      <text:p text:style-name="P15"><text:tab/>subu<text:tab/>$sp,$sp,56</text:p>
      <text:p text:style-name="P15"><text:tab/>.cprestore 16</text:p>
      <text:p text:style-name="P15"><text:tab/>sw<text:tab/>$ra,48($sp)</text:p>
      <text:p text:style-name="P15"><text:tab/>sw<text:tab/>$fp,44($sp)</text:p>
      <text:p text:style-name="P15"><text:tab/>sw<text:tab/>$gp,40($sp)</text:p>
      <text:p text:style-name="P15"><text:tab/>move<text:tab/>$fp,$sp</text:p>
      <text:p text:style-name="P15"><text:tab/>sw<text:tab/>$a0,56($fp)</text:p>
      <text:p text:style-name="P15"><text:tab/>sw<text:tab/>$a1,60($fp)</text:p>
      <text:p text:style-name="P15"><text:tab/>move<text:tab/>$a0,$zero</text:p>
      <text:p text:style-name="P15"><text:tab/>li<text:tab/>$a1,10<text:tab/><text:tab/><text:tab/># 0xa</text:p>
      <text:p text:style-name="P15"><text:tab/>la<text:tab/>$t9,realloc</text:p>
      <text:p text:style-name="P15"><text:tab/>jal<text:tab/>$ra,$t9</text:p>
      <text:p text:style-name="P15"><text:tab/>sw<text:tab/>$v0,24($fp)</text:p>
      <text:p text:style-name="P15"><text:tab/>sw<text:tab/>$zero,28($fp)</text:p>
      <text:p text:style-name="P15">$L18:</text:p>
      <text:p text:style-name="P15"><text:tab/>lw<text:tab/>$a0,56($fp)</text:p>
      <text:p text:style-name="P15"><text:tab/>la<text:tab/>$t9,fgetc</text:p>
      <text:p text:style-name="P15"><text:tab/>jal<text:tab/>$ra,$t9</text:p>
      <text:p text:style-name="P15"><text:tab/>sw<text:tab/>$v0,32($fp)</text:p>
      <text:p text:style-name="P15"><text:tab/>lw<text:tab/>$v0,32($fp)</text:p>
      <text:p text:style-name="P15"><text:tab/>slt<text:tab/>$v0,$v0,48</text:p>
      <text:p text:style-name="P15"><text:tab/>bne<text:tab/>$v0,$zero,$L23</text:p>
      <text:p text:style-name="P15"><text:tab/>lw<text:tab/>$v0,32($fp)</text:p>
      <text:p text:style-name="P15"><text:tab/>slt<text:tab/>$v0,$v0,58</text:p>
      <text:p text:style-name="P15"><text:tab/>bne<text:tab/>$v0,$zero,$L22</text:p>
      <text:p text:style-name="P15">$L23:</text:p>
      <text:p text:style-name="P15"><text:tab/>lw<text:tab/>$v0,32($fp)</text:p>
      <text:p text:style-name="P15"><text:tab/>slt<text:tab/>$v0,$v0,65</text:p>
      <text:p text:style-name="P15"><text:tab/>bne<text:tab/>$v0,$zero,$L24</text:p>
      <text:p text:style-name="P15"><text:tab/>lw<text:tab/>$v0,32($fp)</text:p>
      <text:p text:style-name="P15"><text:tab/>slt<text:tab/>$v0,$v0,91</text:p>
      <text:p text:style-name="P15"><text:tab/>bne<text:tab/>$v0,$zero,$L22</text:p>
      <text:p text:style-name="P15">$L24:</text:p>
      <text:p text:style-name="P15"><text:soft-page-break/><text:tab/>lw<text:tab/>$v0,32($fp)</text:p>
      <text:p text:style-name="P15"><text:tab/>slt<text:tab/>$v0,$v0,97</text:p>
      <text:p text:style-name="P15"><text:tab/>bne<text:tab/>$v0,$zero,$L25</text:p>
      <text:p text:style-name="P15"><text:tab/>lw<text:tab/>$v0,32($fp)</text:p>
      <text:p text:style-name="P15"><text:tab/>slt<text:tab/>$v0,$v0,123</text:p>
      <text:p text:style-name="P15"><text:tab/>bne<text:tab/>$v0,$zero,$L22</text:p>
      <text:p text:style-name="P15">$L25:</text:p>
      <text:p text:style-name="P15"><text:tab/>lw<text:tab/>$v1,32($fp)</text:p>
      <text:p text:style-name="P15"><text:tab/>li<text:tab/>$v0,95<text:tab/><text:tab/><text:tab/># 0x5f</text:p>
      <text:p text:style-name="P15"><text:tab/>beq<text:tab/>$v1,$v0,$L22</text:p>
      <text:p text:style-name="P15"><text:tab/>lw<text:tab/>$v1,32($fp)</text:p>
      <text:p text:style-name="P15"><text:tab/>li<text:tab/>$v0,45<text:tab/><text:tab/><text:tab/># 0x2d</text:p>
      <text:p text:style-name="P15"><text:tab/>beq<text:tab/>$v1,$v0,$L22</text:p>
      <text:p text:style-name="P15"><text:tab/>b<text:tab/>$L21</text:p>
      <text:p text:style-name="P15">$L22:</text:p>
      <text:p text:style-name="P15"><text:tab/>lw<text:tab/>$v1,24($fp)</text:p>
      <text:p text:style-name="P15"><text:tab/>lw<text:tab/>$v0,28($fp)</text:p>
      <text:p text:style-name="P15"><text:tab/>addu<text:tab/>$v1,$v1,$v0</text:p>
      <text:p text:style-name="P15"><text:tab/>lbu<text:tab/>$v0,32($fp)</text:p>
      <text:p text:style-name="P15"><text:tab/>sb<text:tab/>$v0,0($v1)</text:p>
      <text:p text:style-name="P15"><text:tab/>lw<text:tab/>$v0,28($fp)</text:p>
      <text:p text:style-name="P15"><text:tab/>addu<text:tab/>$v0,$v0,1</text:p>
      <text:p text:style-name="P15"><text:tab/>sw<text:tab/>$v0,28($fp)</text:p>
      <text:p text:style-name="P15"><text:tab/>lw<text:tab/>$a0,28($fp)</text:p>
      <text:p text:style-name="P15"><text:tab/>li<text:tab/>$v0,1717960704<text:tab/><text:tab/><text:tab/># 0x66660000</text:p>
      <text:p text:style-name="P15"><text:tab/>ori<text:tab/>$v0,$v0,0x6667</text:p>
      <text:p text:style-name="P15"><text:tab/>mult<text:tab/>$a0,$v0</text:p>
      <text:p text:style-name="P15"><text:tab/>mfhi<text:tab/>$v0</text:p>
      <text:p text:style-name="P15"><text:tab/>sra<text:tab/>$v1,$v0,2</text:p>
      <text:p text:style-name="P15"><text:tab/>sra<text:tab/>$v0,$a0,31</text:p>
      <text:p text:style-name="P15"><text:tab/>subu<text:tab/>$v1,$v1,$v0</text:p>
      <text:p text:style-name="P15"><text:tab/>move<text:tab/>$v0,$v1</text:p>
      <text:p text:style-name="P15"><text:tab/>sll<text:tab/>$v0,$v0,2</text:p>
      <text:p text:style-name="P15"><text:tab/>addu<text:tab/>$v0,$v0,$v1</text:p>
      <text:p text:style-name="P15"><text:tab/>sll<text:tab/>$v0,$v0,1</text:p>
      <text:p text:style-name="P15"><text:tab/>subu<text:tab/>$v0,$a0,$v0</text:p>
      <text:p text:style-name="P15"><text:tab/>bne<text:tab/>$v0,$zero,$L18</text:p>
      <text:p text:style-name="P15"><text:tab/>lw<text:tab/>$v0,28($fp)</text:p>
      <text:p text:style-name="P15"><text:tab/>addu<text:tab/>$v0,$v0,10</text:p>
      <text:p text:style-name="P15"><text:tab/>lw<text:tab/>$a0,24($fp)</text:p>
      <text:p text:style-name="P15"><text:tab/>move<text:tab/>$a1,$v0</text:p>
      <text:p text:style-name="P15"><text:tab/>la<text:tab/>$t9,realloc</text:p>
      <text:p text:style-name="P15"><text:tab/>jal<text:tab/>$ra,$t9</text:p>
      <text:p text:style-name="P15"><text:tab/>sw<text:tab/>$v0,24($fp)</text:p>
      <text:p text:style-name="P15"><text:tab/>b<text:tab/>$L18</text:p>
      <text:p text:style-name="P15">$L21:</text:p>
      <text:p text:style-name="P15"><text:tab/>lw<text:tab/>$v1,24($fp)</text:p>
      <text:p text:style-name="P15"><text:tab/>lw<text:tab/>$v0,28($fp)</text:p>
      <text:p text:style-name="P15"><text:tab/>addu<text:tab/>$v0,$v1,$v0</text:p>
      <text:p text:style-name="P15"><text:tab/>sb<text:tab/>$zero,0($v0)</text:p>
      <text:p text:style-name="P15"><text:tab/>lw<text:tab/>$v1,60($fp)</text:p>
      <text:p text:style-name="P15"><text:tab/>lw<text:tab/>$v0,28($fp)</text:p>
      <text:p text:style-name="P15"><text:tab/>sw<text:tab/>$v0,0($v1)</text:p>
      <text:p text:style-name="P15"><text:tab/>lw<text:tab/>$v0,24($fp)</text:p>
      <text:p text:style-name="P15"><text:tab/>move<text:tab/>$sp,$fp</text:p>
      <text:p text:style-name="P15"><text:tab/>lw<text:tab/>$ra,48($sp)</text:p>
      <text:p text:style-name="P15"><text:tab/>lw<text:tab/>$fp,44($sp)</text:p>
      <text:p text:style-name="P15"><text:soft-page-break/><text:tab/>addu<text:tab/>$sp,$sp,56</text:p>
      <text:p text:style-name="P15"><text:tab/>j<text:tab/>$ra</text:p>
      <text:p text:style-name="P15"><text:tab/>.end<text:tab/>leer_palabra</text:p>
      <text:p text:style-name="P15"><text:tab/>.size<text:tab/>leer_palabra, .-leer_palabra</text:p>
      <text:p text:style-name="P15"><text:tab/>.align<text:tab/>2</text:p>
      <text:p text:style-name="P15"><text:tab/>.globl<text:tab/>es_capicua</text:p>
      <text:p text:style-name="P15"><text:tab/>.ent<text:tab/>es_capicua</text:p>
      <text:p text:style-name="P15">es_capicua:</text:p>
      <text:p text:style-name="P15"><text:tab/>.frame<text:tab/>$fp,32,$ra<text:tab/><text:tab/># vars= 16, regs= 2/0, args= 0, extra= 8</text:p>
      <text:p text:style-name="P15"><text:tab/>.mask<text:tab/>0x50000000,-4</text:p>
      <text:p text:style-name="P15"><text:tab/>.fmask<text:tab/>0x00000000,0</text:p>
      <text:p text:style-name="P15"><text:tab/>.set<text:tab/>noreorder</text:p>
      <text:p text:style-name="P15"><text:tab/>.cpload<text:tab/>$t9</text:p>
      <text:p text:style-name="P15"><text:tab/>.set<text:tab/>reorder</text:p>
      <text:p text:style-name="P15"><text:tab/>subu<text:tab/>$sp,$sp,32</text:p>
      <text:p text:style-name="P15"><text:tab/>.cprestore 0</text:p>
      <text:p text:style-name="P15"><text:tab/>sw<text:tab/>$fp,28($sp)</text:p>
      <text:p text:style-name="P15"><text:tab/>sw<text:tab/>$gp,24($sp)</text:p>
      <text:p text:style-name="P15"><text:tab/>move<text:tab/>$fp,$sp</text:p>
      <text:p text:style-name="P15"><text:tab/>sw<text:tab/>$a0,32($fp)</text:p>
      <text:p text:style-name="P15"><text:tab/>sw<text:tab/>$a1,36($fp)</text:p>
      <text:p text:style-name="P15"><text:tab/>lw<text:tab/>$v0,36($fp)</text:p>
      <text:p text:style-name="P15"><text:tab/>bne<text:tab/>$v0,$zero,$L29</text:p>
      <text:p text:style-name="P15"><text:tab/>sw<text:tab/>$zero,16($fp)</text:p>
      <text:p text:style-name="P15"><text:tab/>b<text:tab/>$L28</text:p>
      <text:p text:style-name="P15">$L29:</text:p>
      <text:p text:style-name="P15"><text:tab/>sw<text:tab/>$zero,8($fp)</text:p>
      <text:p text:style-name="P15"><text:tab/>lw<text:tab/>$v0,36($fp)</text:p>
      <text:p text:style-name="P15"><text:tab/>addu<text:tab/>$v0,$v0,-1</text:p>
      <text:p text:style-name="P15"><text:tab/>sw<text:tab/>$v0,12($fp)</text:p>
      <text:p text:style-name="P15">$L30:</text:p>
      <text:p text:style-name="P15"><text:tab/>lw<text:tab/>$v0,8($fp)</text:p>
      <text:p text:style-name="P15"><text:tab/>lw<text:tab/>$v1,12($fp)</text:p>
      <text:p text:style-name="P15"><text:tab/>slt<text:tab/>$v0,$v0,$v1</text:p>
      <text:p text:style-name="P15"><text:tab/>bne<text:tab/>$v0,$zero,$L32</text:p>
      <text:p text:style-name="P15"><text:tab/>b<text:tab/>$L31</text:p>
      <text:p text:style-name="P15">$L32:</text:p>
      <text:p text:style-name="P15"><text:tab/>lw<text:tab/>$v1,32($fp)</text:p>
      <text:p text:style-name="P15"><text:tab/>lw<text:tab/>$v0,8($fp)</text:p>
      <text:p text:style-name="P15"><text:tab/>addu<text:tab/>$v0,$v1,$v0</text:p>
      <text:p text:style-name="P15"><text:tab/>lbu<text:tab/>$v0,0($v0)</text:p>
      <text:p text:style-name="P15"><text:tab/>sll<text:tab/>$v1,$v0,1</text:p>
      <text:p text:style-name="P15"><text:tab/>lw<text:tab/>$v0,_tolower_tab_</text:p>
      <text:p text:style-name="P15"><text:tab/>addu<text:tab/>$v0,$v1,$v0</text:p>
      <text:p text:style-name="P15"><text:tab/>addu<text:tab/>$a0,$v0,2</text:p>
      <text:p text:style-name="P15"><text:tab/>lw<text:tab/>$v1,32($fp)</text:p>
      <text:p text:style-name="P15"><text:tab/>lw<text:tab/>$v0,12($fp)</text:p>
      <text:p text:style-name="P15"><text:tab/>addu<text:tab/>$v0,$v1,$v0</text:p>
      <text:p text:style-name="P15"><text:tab/>lbu<text:tab/>$v0,0($v0)</text:p>
      <text:p text:style-name="P15"><text:tab/>sll<text:tab/>$v1,$v0,1</text:p>
      <text:p text:style-name="P15"><text:tab/>lw<text:tab/>$v0,_tolower_tab_</text:p>
      <text:p text:style-name="P15"><text:tab/>addu<text:tab/>$v0,$v1,$v0</text:p>
      <text:p text:style-name="P15"><text:tab/>addu<text:tab/>$v0,$v0,2</text:p>
      <text:p text:style-name="P15"><text:tab/>lh<text:tab/>$v1,0($a0)</text:p>
      <text:p text:style-name="P15"><text:tab/>lh<text:tab/>$v0,0($v0)</text:p>
      <text:p text:style-name="P15"><text:tab/>beq<text:tab/>$v1,$v0,$L33</text:p>
      <text:p text:style-name="P15"><text:tab/>sw<text:tab/>$zero,16($fp)</text:p>
      <text:p text:style-name="P15"><text:soft-page-break/><text:tab/>b<text:tab/>$L28</text:p>
      <text:p text:style-name="P15">$L33:</text:p>
      <text:p text:style-name="P15"><text:tab/>lw<text:tab/>$v0,8($fp)</text:p>
      <text:p text:style-name="P15"><text:tab/>addu<text:tab/>$v0,$v0,1</text:p>
      <text:p text:style-name="P15"><text:tab/>sw<text:tab/>$v0,8($fp)</text:p>
      <text:p text:style-name="P15"><text:tab/>lw<text:tab/>$v0,12($fp)</text:p>
      <text:p text:style-name="P15"><text:tab/>addu<text:tab/>$v0,$v0,-1</text:p>
      <text:p text:style-name="P15"><text:tab/>sw<text:tab/>$v0,12($fp)</text:p>
      <text:p text:style-name="P15"><text:tab/>b<text:tab/>$L30</text:p>
      <text:p text:style-name="P15">$L31:</text:p>
      <text:p text:style-name="P15"><text:tab/>li<text:tab/>$v0,1<text:tab/><text:tab/><text:tab/># 0x1</text:p>
      <text:p text:style-name="P15"><text:tab/>sw<text:tab/>$v0,16($fp)</text:p>
      <text:p text:style-name="P15">$L28:</text:p>
      <text:p text:style-name="P15"><text:tab/>lw<text:tab/>$v0,16($fp)</text:p>
      <text:p text:style-name="P15"><text:tab/>move<text:tab/>$sp,$fp</text:p>
      <text:p text:style-name="P15"><text:tab/>lw<text:tab/>$fp,28($sp)</text:p>
      <text:p text:style-name="P15"><text:tab/>addu<text:tab/>$sp,$sp,32</text:p>
      <text:p text:style-name="P15"><text:tab/>j<text:tab/>$ra</text:p>
      <text:p text:style-name="P15"><text:tab/>.end<text:tab/>es_capicua</text:p>
      <text:p text:style-name="P15"><text:tab/>.size<text:tab/>es_capicua, .-es_capicua</text:p>
      <text:p text:style-name="P15"><text:tab/>.rdata</text:p>
      <text:p text:style-name="P15"><text:tab/>.align<text:tab/>2</text:p>
      <text:p text:style-name="P15">$LC0:</text:p>
      <text:p text:style-name="P15"><text:tab/>.ascii<text:tab/>"-i\000"</text:p>
      <text:p text:style-name="P15"><text:tab/>.align<text:tab/>2</text:p>
      <text:p text:style-name="P15">$LC1:</text:p>
      <text:p text:style-name="P15"><text:tab/>.ascii<text:tab/>"Debe indicar un archivo de entrada luego de -i\n\000"</text:p>
      <text:p text:style-name="P15"><text:tab/>.align<text:tab/>2</text:p>
      <text:p text:style-name="P15">$LC2:</text:p>
      <text:p text:style-name="P15"><text:tab/>.ascii<text:tab/>"-\000"</text:p>
      <text:p text:style-name="P15"><text:tab/>.align<text:tab/>2</text:p>
      <text:p text:style-name="P15">$LC3:</text:p>
      <text:p text:style-name="P15"><text:tab/>.ascii<text:tab/>"r\000"</text:p>
      <text:p text:style-name="P15"><text:tab/>.align<text:tab/>2</text:p>
      <text:p text:style-name="P15">$LC4:</text:p>
      <text:p text:style-name="P15"><text:tab/>.ascii<text:tab/>"El archivo de entrada no pudo abrirse\n\000"</text:p>
      <text:p text:style-name="P15"><text:tab/>.align<text:tab/>2</text:p>
      <text:p text:style-name="P15">$LC5:</text:p>
      <text:p text:style-name="P15"><text:tab/>.ascii<text:tab/>"-o\000"</text:p>
      <text:p text:style-name="P15"><text:tab/>.align<text:tab/>2</text:p>
      <text:p text:style-name="P15">$LC6:</text:p>
      <text:p text:style-name="P15"><text:tab/>.ascii<text:tab/>"Debe indicar un archivo de salida luego de -o\n\000"</text:p>
      <text:p text:style-name="P15"><text:tab/>.align<text:tab/>2</text:p>
      <text:p text:style-name="P15">$LC7:</text:p>
      <text:p text:style-name="P15"><text:tab/>.ascii<text:tab/>"w\000"</text:p>
      <text:p text:style-name="P15"><text:tab/>.align<text:tab/>2</text:p>
      <text:p text:style-name="P15">$LC8:</text:p>
      <text:p text:style-name="P15"><text:tab/>.ascii<text:tab/>"El archivo de salida no pudo abrirse\n\000"</text:p>
      <text:p text:style-name="P15"><text:tab/>.align<text:tab/>2</text:p>
      <text:p text:style-name="P15">$LC9:</text:p>
      <text:p text:style-name="P15"><text:tab/>.ascii<text:tab/>"-V\000"</text:p>
      <text:p text:style-name="P15"><text:tab/>.align<text:tab/>2</text:p>
      <text:p text:style-name="P15">$LC10:</text:p>
      <text:p text:style-name="P15"><text:tab/>.ascii<text:tab/>"TP0 version 1.0001\n\000"</text:p>
      <text:p text:style-name="P15"><text:tab/>.align<text:tab/>2</text:p>
      <text:p text:style-name="P15">$LC11:</text:p>
      <text:p text:style-name="P15"><text:tab/>.ascii<text:tab/>"-h\000"</text:p>
      <text:p text:style-name="P15"><text:soft-page-break/><text:tab/>.align<text:tab/>2</text:p>
      <text:p text:style-name="P15">$LC12:</text:p>
      <text:p text:style-name="P15"><text:tab/>.ascii<text:tab/>"Usage:\n\n"</text:p>
      <text:p text:style-name="P15"><text:tab/>.ascii<text:tab/>"tp0 -h\n"</text:p>
      <text:p text:style-name="P15"><text:tab/>.ascii<text:tab/>"tp0 -V\n"</text:p>
      <text:p text:style-name="P15"><text:tab/>.ascii<text:tab/>"tp0 [options]\n\n"</text:p>
      <text:p text:style-name="P15"><text:tab/>.ascii<text:tab/>"Options:\n"</text:p>
      <text:p text:style-name="P15"><text:tab/>.ascii<text:tab/>"-V, --version <text:s/>Print version and quit.\n"</text:p>
      <text:p text:style-name="P15"><text:tab/>.ascii<text:tab/>"-h, --help <text:s text:c="2"/>Print this information.\n"</text:p>
      <text:p text:style-name="P15"><text:tab/>.ascii<text:tab/>"-i, --input <text:s text:c="2"/>Location of the input file.\n"</text:p>
      <text:p text:style-name="P15"><text:tab/>.ascii<text:tab/>"-o, --output <text:s text:c="2"/>Location of the output file.\n\n"</text:p>
      <text:p text:style-name="P15"><text:tab/>.ascii<text:tab/>"Example:\n"</text:p>
      <text:p text:style-name="P15"><text:tab/>.ascii<text:tab/>"tp0 -i ~/input -o ~/output\n\000"</text:p>
      <text:p text:style-name="P15"><text:tab/>.align<text:tab/>2</text:p>
      <text:p text:style-name="P15">$LC13:</text:p>
      <text:p text:style-name="P15"><text:tab/>.ascii<text:tab/>"%s\n\000"</text:p>
      <text:p text:style-name="P15"><text:tab/>.text</text:p>
      <text:p text:style-name="P15"><text:tab/>.align<text:tab/>2</text:p>
      <text:p text:style-name="P15"><text:tab/>.globl<text:tab/>main</text:p>
      <text:p text:style-name="P15"><text:tab/>.ent<text:tab/>main</text:p>
      <text:p text:style-name="P15">main:</text:p>
      <text:p text:style-name="P15"><text:tab/>.frame<text:tab/>$fp,72,$ra<text:tab/><text:tab/># vars= 32, regs= 3/0, args= 16, extra= 8</text:p>
      <text:p text:style-name="P15"><text:tab/>.mask<text:tab/>0xd0000000,-8</text:p>
      <text:p text:style-name="P15"><text:tab/>.fmask<text:tab/>0x00000000,0</text:p>
      <text:p text:style-name="P15"><text:tab/>.set<text:tab/>noreorder</text:p>
      <text:p text:style-name="P15"><text:tab/>.cpload<text:tab/>$t9</text:p>
      <text:p text:style-name="P15"><text:tab/>.set<text:tab/>reorder</text:p>
      <text:p text:style-name="P15"><text:tab/>subu<text:tab/>$sp,$sp,72</text:p>
      <text:p text:style-name="P15"><text:tab/>.cprestore 16</text:p>
      <text:p text:style-name="P15"><text:tab/>sw<text:tab/>$ra,64($sp)</text:p>
      <text:p text:style-name="P15"><text:tab/>sw<text:tab/>$fp,60($sp)</text:p>
      <text:p text:style-name="P15"><text:tab/>sw<text:tab/>$gp,56($sp)</text:p>
      <text:p text:style-name="P15"><text:tab/>move<text:tab/>$fp,$sp</text:p>
      <text:p text:style-name="P15"><text:tab/>sw<text:tab/>$a0,72($fp)</text:p>
      <text:p text:style-name="P15"><text:tab/>sw<text:tab/>$a1,76($fp)</text:p>
      <text:p text:style-name="P15"><text:tab/>la<text:tab/>$v0,__sF</text:p>
      <text:p text:style-name="P15"><text:tab/>sw<text:tab/>$v0,24($fp)</text:p>
      <text:p text:style-name="P15"><text:tab/>la<text:tab/>$v0,__sF+88</text:p>
      <text:p text:style-name="P15"><text:tab/>sw<text:tab/>$v0,28($fp)</text:p>
      <text:p text:style-name="P15"><text:tab/>li<text:tab/>$v0,1<text:tab/><text:tab/><text:tab/># 0x1</text:p>
      <text:p text:style-name="P15"><text:tab/>sw<text:tab/>$v0,36($fp)</text:p>
      <text:p text:style-name="P15">$L35:</text:p>
      <text:p text:style-name="P15"><text:tab/>lw<text:tab/>$v0,36($fp)</text:p>
      <text:p text:style-name="P15"><text:tab/>lw<text:tab/>$v1,72($fp)</text:p>
      <text:p text:style-name="P15"><text:tab/>slt<text:tab/>$v0,$v0,$v1</text:p>
      <text:p text:style-name="P15"><text:tab/>bne<text:tab/>$v0,$zero,$L38</text:p>
      <text:p text:style-name="P15"><text:tab/>b<text:tab/>$L36</text:p>
      <text:p text:style-name="P15">$L38:</text:p>
      <text:p text:style-name="P15"><text:tab/>lw<text:tab/>$v0,36($fp)</text:p>
      <text:p text:style-name="P15"><text:tab/>sll<text:tab/>$v1,$v0,2</text:p>
      <text:p text:style-name="P15"><text:tab/>lw<text:tab/>$v0,76($fp)</text:p>
      <text:p text:style-name="P15"><text:tab/>addu<text:tab/>$v0,$v1,$v0</text:p>
      <text:p text:style-name="P15"><text:tab/>lw<text:tab/>$a0,0($v0)</text:p>
      <text:p text:style-name="P15"><text:tab/>la<text:tab/>$a1,$LC0</text:p>
      <text:p text:style-name="P15"><text:tab/>la<text:tab/>$t9,strcmp</text:p>
      <text:p text:style-name="P15"><text:tab/>jal<text:tab/>$ra,$t9</text:p>
      <text:p text:style-name="P15"><text:tab/>bne<text:tab/>$v0,$zero,$L39</text:p>
      <text:p text:style-name="P15"><text:soft-page-break/><text:tab/>lw<text:tab/>$v0,36($fp)</text:p>
      <text:p text:style-name="P15"><text:tab/>addu<text:tab/>$v1,$v0,1</text:p>
      <text:p text:style-name="P15"><text:tab/>lw<text:tab/>$v0,72($fp)</text:p>
      <text:p text:style-name="P15"><text:tab/>slt<text:tab/>$v0,$v1,$v0</text:p>
      <text:p text:style-name="P15"><text:tab/>bne<text:tab/>$v0,$zero,$L40</text:p>
      <text:p text:style-name="P15"><text:tab/>la<text:tab/>$a0,$LC1</text:p>
      <text:p text:style-name="P15"><text:tab/>la<text:tab/>$a1,__sF+176</text:p>
      <text:p text:style-name="P15"><text:tab/>la<text:tab/>$t9,fputs</text:p>
      <text:p text:style-name="P15"><text:tab/>jal<text:tab/>$ra,$t9</text:p>
      <text:p text:style-name="P15"><text:tab/>li<text:tab/>$v0,2<text:tab/><text:tab/><text:tab/># 0x2</text:p>
      <text:p text:style-name="P15"><text:tab/>sw<text:tab/>$v0,48($fp)</text:p>
      <text:p text:style-name="P15"><text:tab/>b<text:tab/>$L34</text:p>
      <text:p text:style-name="P15">$L40:</text:p>
      <text:p text:style-name="P15"><text:tab/>lw<text:tab/>$v0,36($fp)</text:p>
      <text:p text:style-name="P15"><text:tab/>sll<text:tab/>$v1,$v0,2</text:p>
      <text:p text:style-name="P15"><text:tab/>lw<text:tab/>$v0,76($fp)</text:p>
      <text:p text:style-name="P15"><text:tab/>addu<text:tab/>$v0,$v1,$v0</text:p>
      <text:p text:style-name="P15"><text:tab/>addu<text:tab/>$v0,$v0,4</text:p>
      <text:p text:style-name="P15"><text:tab/>lw<text:tab/>$v0,0($v0)</text:p>
      <text:p text:style-name="P15"><text:tab/>sw<text:tab/>$v0,32($fp)</text:p>
      <text:p text:style-name="P15"><text:tab/>lw<text:tab/>$a0,32($fp)</text:p>
      <text:p text:style-name="P15"><text:tab/>la<text:tab/>$a1,$LC2</text:p>
      <text:p text:style-name="P15"><text:tab/>la<text:tab/>$t9,strcmp</text:p>
      <text:p text:style-name="P15"><text:tab/>jal<text:tab/>$ra,$t9</text:p>
      <text:p text:style-name="P15"><text:tab/>beq<text:tab/>$v0,$zero,$L37</text:p>
      <text:p text:style-name="P15"><text:tab/>lw<text:tab/>$v0,36($fp)</text:p>
      <text:p text:style-name="P15"><text:tab/>sll<text:tab/>$v1,$v0,2</text:p>
      <text:p text:style-name="P15"><text:tab/>lw<text:tab/>$v0,76($fp)</text:p>
      <text:p text:style-name="P15"><text:tab/>addu<text:tab/>$v0,$v1,$v0</text:p>
      <text:p text:style-name="P15"><text:tab/>addu<text:tab/>$v0,$v0,4</text:p>
      <text:p text:style-name="P15"><text:tab/>lw<text:tab/>$a0,0($v0)</text:p>
      <text:p text:style-name="P15"><text:tab/>la<text:tab/>$a1,$LC3</text:p>
      <text:p text:style-name="P15"><text:tab/>la<text:tab/>$t9,fopen</text:p>
      <text:p text:style-name="P15"><text:tab/>jal<text:tab/>$ra,$t9</text:p>
      <text:p text:style-name="P15"><text:tab/>sw<text:tab/>$v0,24($fp)</text:p>
      <text:p text:style-name="P15"><text:tab/>lw<text:tab/>$v0,24($fp)</text:p>
      <text:p text:style-name="P15"><text:tab/>bne<text:tab/>$v0,$zero,$L37</text:p>
      <text:p text:style-name="P15"><text:tab/>la<text:tab/>$a0,$LC4</text:p>
      <text:p text:style-name="P15"><text:tab/>la<text:tab/>$a1,__sF+176</text:p>
      <text:p text:style-name="P15"><text:tab/>la<text:tab/>$t9,fputs</text:p>
      <text:p text:style-name="P15"><text:tab/>jal<text:tab/>$ra,$t9</text:p>
      <text:p text:style-name="P15"><text:tab/>li<text:tab/>$v0,1<text:tab/><text:tab/><text:tab/># 0x1</text:p>
      <text:p text:style-name="P15"><text:tab/>sw<text:tab/>$v0,48($fp)</text:p>
      <text:p text:style-name="P15"><text:tab/>b<text:tab/>$L34</text:p>
      <text:p text:style-name="P15">$L39:</text:p>
      <text:p text:style-name="P15"><text:tab/>lw<text:tab/>$v0,36($fp)</text:p>
      <text:p text:style-name="P15"><text:tab/>sll<text:tab/>$v1,$v0,2</text:p>
      <text:p text:style-name="P15"><text:tab/>lw<text:tab/>$v0,76($fp)</text:p>
      <text:p text:style-name="P15"><text:tab/>addu<text:tab/>$v0,$v1,$v0</text:p>
      <text:p text:style-name="P15"><text:tab/>lw<text:tab/>$a0,0($v0)</text:p>
      <text:p text:style-name="P15"><text:tab/>la<text:tab/>$a1,$LC5</text:p>
      <text:p text:style-name="P15"><text:tab/>la<text:tab/>$t9,strcmp</text:p>
      <text:p text:style-name="P15"><text:tab/>jal<text:tab/>$ra,$t9</text:p>
      <text:p text:style-name="P15"><text:tab/>bne<text:tab/>$v0,$zero,$L44</text:p>
      <text:p text:style-name="P15"><text:tab/>lw<text:tab/>$v0,36($fp)</text:p>
      <text:p text:style-name="P15"><text:tab/>addu<text:tab/>$v1,$v0,1</text:p>
      <text:p text:style-name="P15"><text:tab/>lw<text:tab/>$v0,72($fp)</text:p>
      <text:p text:style-name="P15"><text:soft-page-break/><text:tab/>slt<text:tab/>$v0,$v1,$v0</text:p>
      <text:p text:style-name="P15"><text:tab/>bne<text:tab/>$v0,$zero,$L45</text:p>
      <text:p text:style-name="P15"><text:tab/>la<text:tab/>$a0,$LC6</text:p>
      <text:p text:style-name="P15"><text:tab/>la<text:tab/>$a1,__sF+176</text:p>
      <text:p text:style-name="P15"><text:tab/>la<text:tab/>$t9,fputs</text:p>
      <text:p text:style-name="P15"><text:tab/>jal<text:tab/>$ra,$t9</text:p>
      <text:p text:style-name="P15"><text:tab/>li<text:tab/>$v0,2<text:tab/><text:tab/><text:tab/># 0x2</text:p>
      <text:p text:style-name="P15"><text:tab/>sw<text:tab/>$v0,48($fp)</text:p>
      <text:p text:style-name="P15"><text:tab/>b<text:tab/>$L34</text:p>
      <text:p text:style-name="P15">$L45:</text:p>
      <text:p text:style-name="P15"><text:tab/>lw<text:tab/>$v0,36($fp)</text:p>
      <text:p text:style-name="P15"><text:tab/>sll<text:tab/>$v1,$v0,2</text:p>
      <text:p text:style-name="P15"><text:tab/>lw<text:tab/>$v0,76($fp)</text:p>
      <text:p text:style-name="P15"><text:tab/>addu<text:tab/>$v0,$v1,$v0</text:p>
      <text:p text:style-name="P15"><text:tab/>addu<text:tab/>$v0,$v0,4</text:p>
      <text:p text:style-name="P15"><text:tab/>lw<text:tab/>$v0,0($v0)</text:p>
      <text:p text:style-name="P15"><text:tab/>sw<text:tab/>$v0,32($fp)</text:p>
      <text:p text:style-name="P15"><text:tab/>lw<text:tab/>$a0,32($fp)</text:p>
      <text:p text:style-name="P15"><text:tab/>la<text:tab/>$a1,$LC2</text:p>
      <text:p text:style-name="P15"><text:tab/>la<text:tab/>$t9,strcmp</text:p>
      <text:p text:style-name="P15"><text:tab/>jal<text:tab/>$ra,$t9</text:p>
      <text:p text:style-name="P15"><text:tab/>beq<text:tab/>$v0,$zero,$L37</text:p>
      <text:p text:style-name="P15"><text:tab/>lw<text:tab/>$v0,36($fp)</text:p>
      <text:p text:style-name="P15"><text:tab/>sll<text:tab/>$v1,$v0,2</text:p>
      <text:p text:style-name="P15"><text:tab/>lw<text:tab/>$v0,76($fp)</text:p>
      <text:p text:style-name="P15"><text:tab/>addu<text:tab/>$v0,$v1,$v0</text:p>
      <text:p text:style-name="P15"><text:tab/>addu<text:tab/>$v0,$v0,4</text:p>
      <text:p text:style-name="P15"><text:tab/>lw<text:tab/>$a0,0($v0)</text:p>
      <text:p text:style-name="P15"><text:tab/>la<text:tab/>$a1,$LC7</text:p>
      <text:p text:style-name="P15"><text:tab/>la<text:tab/>$t9,fopen</text:p>
      <text:p text:style-name="P15"><text:tab/>jal<text:tab/>$ra,$t9</text:p>
      <text:p text:style-name="P15"><text:tab/>sw<text:tab/>$v0,28($fp)</text:p>
      <text:p text:style-name="P15"><text:tab/>lw<text:tab/>$v0,28($fp)</text:p>
      <text:p text:style-name="P15"><text:tab/>bne<text:tab/>$v0,$zero,$L37</text:p>
      <text:p text:style-name="P15"><text:tab/>la<text:tab/>$a0,$LC8</text:p>
      <text:p text:style-name="P15"><text:tab/>la<text:tab/>$a1,__sF+176</text:p>
      <text:p text:style-name="P15"><text:tab/>la<text:tab/>$t9,fputs</text:p>
      <text:p text:style-name="P15"><text:tab/>jal<text:tab/>$ra,$t9</text:p>
      <text:p text:style-name="P15"><text:tab/>li<text:tab/>$v0,1<text:tab/><text:tab/><text:tab/># 0x1</text:p>
      <text:p text:style-name="P15"><text:tab/>sw<text:tab/>$v0,48($fp)</text:p>
      <text:p text:style-name="P15"><text:tab/>b<text:tab/>$L34</text:p>
      <text:p text:style-name="P15">$L44:</text:p>
      <text:p text:style-name="P15"><text:tab/>lw<text:tab/>$v0,36($fp)</text:p>
      <text:p text:style-name="P15"><text:tab/>sll<text:tab/>$v1,$v0,2</text:p>
      <text:p text:style-name="P15"><text:tab/>lw<text:tab/>$v0,76($fp)</text:p>
      <text:p text:style-name="P15"><text:tab/>addu<text:tab/>$v0,$v1,$v0</text:p>
      <text:p text:style-name="P15"><text:tab/>lw<text:tab/>$a0,0($v0)</text:p>
      <text:p text:style-name="P15"><text:tab/>la<text:tab/>$a1,$LC9</text:p>
      <text:p text:style-name="P15"><text:tab/>la<text:tab/>$t9,strcmp</text:p>
      <text:p text:style-name="P15"><text:tab/>jal<text:tab/>$ra,$t9</text:p>
      <text:p text:style-name="P15"><text:tab/>bne<text:tab/>$v0,$zero,$L49</text:p>
      <text:p text:style-name="P15"><text:tab/>la<text:tab/>$a0,__sF+88</text:p>
      <text:p text:style-name="P15"><text:tab/>la<text:tab/>$a1,$LC10</text:p>
      <text:p text:style-name="P15"><text:tab/>la<text:tab/>$t9,fprintf</text:p>
      <text:p text:style-name="P15"><text:tab/>jal<text:tab/>$ra,$t9</text:p>
      <text:p text:style-name="P15"><text:tab/>sw<text:tab/>$zero,48($fp)</text:p>
      <text:p text:style-name="P15"><text:tab/>b<text:tab/>$L34</text:p>
      <text:p text:style-name="P15"><text:soft-page-break/>$L49:</text:p>
      <text:p text:style-name="P15"><text:tab/>lw<text:tab/>$v0,36($fp)</text:p>
      <text:p text:style-name="P15"><text:tab/>sll<text:tab/>$v1,$v0,2</text:p>
      <text:p text:style-name="P15"><text:tab/>lw<text:tab/>$v0,76($fp)</text:p>
      <text:p text:style-name="P15"><text:tab/>addu<text:tab/>$v0,$v1,$v0</text:p>
      <text:p text:style-name="P15"><text:tab/>lw<text:tab/>$a0,0($v0)</text:p>
      <text:p text:style-name="P15"><text:tab/>la<text:tab/>$a1,$LC11</text:p>
      <text:p text:style-name="P15"><text:tab/>la<text:tab/>$t9,strcmp</text:p>
      <text:p text:style-name="P15"><text:tab/>jal<text:tab/>$ra,$t9</text:p>
      <text:p text:style-name="P15"><text:tab/>bne<text:tab/>$v0,$zero,$L37</text:p>
      <text:p text:style-name="P15"><text:tab/>la<text:tab/>$a0,__sF+88</text:p>
      <text:p text:style-name="P15"><text:tab/>la<text:tab/>$a1,$LC12</text:p>
      <text:p text:style-name="P15"><text:tab/>la<text:tab/>$t9,fprintf</text:p>
      <text:p text:style-name="P15"><text:tab/>jal<text:tab/>$ra,$t9</text:p>
      <text:p text:style-name="P15"><text:tab/>sw<text:tab/>$zero,48($fp)</text:p>
      <text:p text:style-name="P15"><text:tab/>b<text:tab/>$L34</text:p>
      <text:p text:style-name="P15">$L37:</text:p>
      <text:p text:style-name="P15"><text:tab/>lw<text:tab/>$v0,36($fp)</text:p>
      <text:p text:style-name="P15"><text:tab/>addu<text:tab/>$v0,$v0,2</text:p>
      <text:p text:style-name="P15"><text:tab/>sw<text:tab/>$v0,36($fp)</text:p>
      <text:p text:style-name="P15"><text:tab/>b<text:tab/>$L35</text:p>
      <text:p text:style-name="P15">$L36:</text:p>
      <text:p text:style-name="P15"><text:tab/>.set<text:tab/>noreorder</text:p>
      <text:p text:style-name="P15"><text:tab/>nop</text:p>
      <text:p text:style-name="P15"><text:tab/>.set<text:tab/>reorder</text:p>
      <text:p text:style-name="P15">$L52:</text:p>
      <text:p text:style-name="P15"><text:tab/>lw<text:tab/>$v0,24($fp)</text:p>
      <text:p text:style-name="P15"><text:tab/>lhu<text:tab/>$v0,12($v0)</text:p>
      <text:p text:style-name="P15"><text:tab/>srl<text:tab/>$v0,$v0,5</text:p>
      <text:p text:style-name="P15"><text:tab/>andi<text:tab/>$v0,$v0,0x1</text:p>
      <text:p text:style-name="P15"><text:tab/>beq<text:tab/>$v0,$zero,$L54</text:p>
      <text:p text:style-name="P15"><text:tab/>b<text:tab/>$L53</text:p>
      <text:p text:style-name="P15">$L54:</text:p>
      <text:p text:style-name="P15"><text:tab/>addu<text:tab/>$v0,$fp,44</text:p>
      <text:p text:style-name="P15"><text:tab/>lw<text:tab/>$a0,24($fp)</text:p>
      <text:p text:style-name="P15"><text:tab/>move<text:tab/>$a1,$v0</text:p>
      <text:p text:style-name="P15"><text:tab/>la<text:tab/>$t9,leer_palabra</text:p>
      <text:p text:style-name="P15"><text:tab/>jal<text:tab/>$ra,$t9</text:p>
      <text:p text:style-name="P15"><text:tab/>sw<text:tab/>$v0,40($fp)</text:p>
      <text:p text:style-name="P15"><text:tab/>lw<text:tab/>$a0,40($fp)</text:p>
      <text:p text:style-name="P15"><text:tab/>lw<text:tab/>$a1,44($fp)</text:p>
      <text:p text:style-name="P15"><text:tab/>la<text:tab/>$t9,es_capicua</text:p>
      <text:p text:style-name="P15"><text:tab/>jal<text:tab/>$ra,$t9</text:p>
      <text:p text:style-name="P15"><text:tab/>beq<text:tab/>$v0,$zero,$L55</text:p>
      <text:p text:style-name="P15"><text:tab/>lw<text:tab/>$a0,28($fp)</text:p>
      <text:p text:style-name="P15"><text:tab/>la<text:tab/>$a1,$LC13</text:p>
      <text:p text:style-name="P15"><text:tab/>lw<text:tab/>$a2,40($fp)</text:p>
      <text:p text:style-name="P15"><text:tab/>la<text:tab/>$t9,fprintf</text:p>
      <text:p text:style-name="P15"><text:tab/>jal<text:tab/>$ra,$t9</text:p>
      <text:p text:style-name="P15">$L55:</text:p>
      <text:p text:style-name="P15"><text:tab/>lw<text:tab/>$a0,40($fp)</text:p>
      <text:p text:style-name="P15"><text:tab/>la<text:tab/>$t9,free</text:p>
      <text:p text:style-name="P15"><text:tab/>jal<text:tab/>$ra,$t9</text:p>
      <text:p text:style-name="P15"><text:tab/>b<text:tab/>$L52</text:p>
      <text:p text:style-name="P15">$L53:</text:p>
      <text:p text:style-name="P15"><text:tab/>lw<text:tab/>$a0,24($fp)</text:p>
      <text:p text:style-name="P15"><text:tab/>la<text:tab/>$t9,fclose</text:p>
      <text:p text:style-name="P15"><text:soft-page-break/><text:tab/>jal<text:tab/>$ra,$t9</text:p>
      <text:p text:style-name="P15"><text:tab/>lw<text:tab/>$a0,28($fp)</text:p>
      <text:p text:style-name="P15"><text:tab/>la<text:tab/>$t9,fclose</text:p>
      <text:p text:style-name="P15"><text:tab/>jal<text:tab/>$ra,$t9</text:p>
      <text:p text:style-name="P15"><text:tab/>sw<text:tab/>$zero,48($fp)</text:p>
      <text:p text:style-name="P15">$L34:</text:p>
      <text:p text:style-name="P15"><text:tab/>lw<text:tab/>$v0,48($fp)</text:p>
      <text:p text:style-name="P15"><text:tab/>move<text:tab/>$sp,$fp</text:p>
      <text:p text:style-name="P15"><text:tab/>lw<text:tab/>$ra,64($sp)</text:p>
      <text:p text:style-name="P15"><text:tab/>lw<text:tab/>$fp,60($sp)</text:p>
      <text:p text:style-name="P15"><text:tab/>addu<text:tab/>$sp,$sp,72</text:p>
      <text:p text:style-name="P15"><text:tab/>j<text:tab/>$ra</text:p>
      <text:p text:style-name="P15"><text:tab/>.end<text:tab/>main</text:p>
      <text:p text:style-name="P15"><text:tab/>.size<text:tab/>main, .-main</text:p>
      <text:p text:style-name="P15"><text:tab/>.ident<text:tab/>"GCC: (GNU) 3.3.3 (NetBSD nb3 20040520)"</text:p>
      <text:p text:style-name="P4"/>
      <text:p text:style-name="P5">Enunci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6T18:32:30.381950170</meta:creation-date>
    <dc:date>2017-08-26T19:33:25.602174325</dc:date>
    <meta:editing-duration>PT30M3S</meta:editing-duration>
    <meta:editing-cycles>2</meta:editing-cycles>
    <meta:generator>LibreOffice/5.1.4.2$Linux_X86_64 LibreOffice_project/10m0$Build-2</meta:generator>
    <meta:document-statistic meta:table-count="0" meta:image-count="0" meta:object-count="0" meta:page-count="13" meta:paragraph-count="644" meta:word-count="1816" meta:character-count="12414" meta:non-whitespace-character-count="10574"/>
  </office:meta>
</office:document-meta>
</file>